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ro8" style:family="table-row">
      <style:table-row-properties style:row-height="3.106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1.868cm" fo:break-before="auto" style:use-optimal-row-height="true"/>
    </style:style>
    <style:style style:name="ro12" style:family="table-row">
      <style:table-row-properties style:row-height="2.29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579cm" fo:break-before="auto" style:use-optimal-row-height="true"/>
    </style:style>
    <style:style style:name="ro16" style:family="table-row">
      <style:table-row-properties style:row-height="4.29cm" fo:break-before="auto" style:use-optimal-row-height="true"/>
    </style:style>
    <style:style style:name="ro17" style:family="table-row">
      <style:table-row-properties style:row-height="2.422cm" fo:break-before="auto" style:use-optimal-row-height="true"/>
    </style:style>
    <style:style style:name="ro18" style:family="table-row">
      <style:table-row-properties style:row-height="4.897cm" fo:break-before="auto" style:use-optimal-row-height="true"/>
    </style:style>
    <style:style style:name="ro19" style:family="table-row">
      <style:table-row-properties style:row-height="0.877cm" fo:break-before="auto" style:use-optimal-row-height="true"/>
    </style:style>
    <style:style style:name="ro20" style:family="table-row">
      <style:table-row-properties style:row-height="2.342cm" fo:break-before="auto" style:use-optimal-row-height="true"/>
    </style:style>
    <style:style style:name="ro21" style:family="table-row">
      <style:table-row-properties style:row-height="2.473cm" fo:break-before="auto" style:use-optimal-row-height="true"/>
    </style:style>
    <style:style style:name="ro22" style:family="table-row">
      <style:table-row-properties style:row-height="3.21cm" fo:break-before="auto" style:use-optimal-row-height="true"/>
    </style:style>
    <style:style style:name="ro23" style:family="table-row">
      <style:table-row-properties style:row-height="3.87cm" fo:break-before="auto" style:use-optimal-row-height="true"/>
    </style:style>
    <style:style style:name="ro24" style:family="table-row">
      <style:table-row-properties style:row-height="3.685cm" fo:break-before="auto" style:use-optimal-row-height="true"/>
    </style:style>
    <style:style style:name="ro25" style:family="table-row">
      <style:table-row-properties style:row-height="3.791cm" fo:break-before="auto" style:use-optimal-row-height="true"/>
    </style:style>
    <style:style style:name="ro26" style:family="table-row">
      <style:table-row-properties style:row-height="1.632cm" fo:break-before="auto" style:use-optimal-row-height="true"/>
    </style:style>
    <style:style style:name="ro27" style:family="table-row">
      <style:table-row-properties style:row-height="1.921cm" fo:break-before="auto" style:use-optimal-row-height="true"/>
    </style:style>
    <style:style style:name="ro28" style:family="table-row">
      <style:table-row-properties style:row-height="2.515cm" fo:break-before="auto" style:use-optimal-row-height="true"/>
    </style:style>
    <style:style style:name="ro29" style:family="table-row">
      <style:table-row-properties style:row-height="4.006cm" fo:break-before="auto" style:use-optimal-row-height="true"/>
    </style:style>
    <style:style style:name="ro30" style:family="table-row">
      <style:table-row-properties style:row-height="2.427cm" fo:break-before="auto" style:use-optimal-row-height="true"/>
    </style:style>
    <style:style style:name="ro31" style:family="table-row">
      <style:table-row-properties style:row-height="3.159cm" fo:break-before="auto" style:use-optimal-row-height="true"/>
    </style:style>
    <style:style style:name="ro32" style:family="table-row">
      <style:table-row-properties style:row-height="1.637cm" fo:break-before="auto" style:use-optimal-row-height="true"/>
    </style:style>
    <style:style style:name="ro33" style:family="table-row">
      <style:table-row-properties style:row-height="3.7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Arial" style:font-size-asian="44pt" style:language-asian="en" style:country-asian="US" style:font-name-complex="Tahoma" style:font-size-complex="44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fo:language="en" fo:country="US" style:font-name-asian="Tahoma" style:font-size-asian="14pt" style:language-asian="ja" style:country-asian="JP" style:font-name-complex="Tahoma" style:font-size-complex="14pt" style:language-complex="hi" style:country-complex="IN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T1" style:family="text">
      <style:text-properties style:font-name="Tahoma" fo:font-size="14pt" style:font-name-asian="Tahoma" style:font-size-asian="14pt" style:language-asian="ja" style:country-asian="JP" style:font-name-complex="Tahoma" style:font-size-complex="14pt" style:language-complex="hi" style:country-complex="IN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7)">
            <text:p>(7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">
            <text:p>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49">
            <text:p>1014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">
            <text:p>4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49">
            <text:p>1014 <text:s/>122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">
            <text:p>5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49">
            <text:p>1014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">
            <text:p>6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49">
            <text:p>1014 <text:s/>12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">
            <text:p>7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5">
            <text:p>1014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5">
            <text:p>1014 <text:s/>12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">
            <text:p>9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5">
            <text:p>1014 <text:s/>12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10" office:value-type="string">
            <text:p>here / there / I go / I go there / you go / you go ther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5">
            <text:p>1014 <text:s/>12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0">
            <text:p>110</text:p>
          </table:table-cell>
          <table:table-cell table:style-name="ce6"/>
          <table:table-cell table:style-name="ce9"/>
          <table:table-cell table:style-name="ce10" office:value-type="string">
            <text:p>help / I need / your help / I need your help</text:p>
          </table:table-cell>
          <table:table-cell table:style-name="ce11"/>
          <table:table-cell table:style-name="ce12" office:value-type="string">
            <text:p>help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5">
            <text:p>1014 <text:s/>12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">
            <text:p>12</text:p>
          </table:table-cell>
          <table:table-cell table:style-name="ce3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10" office:value-type="string">
            <text:p>injury / pain / you have pain / you got injured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51">
            <text:p>1014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10" office:value-type="string">
            <text:p>food / I eat / he eats / I eat food / you eat food / you ate <text:s/>food / already / not yet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51">
            <text:p>1014 <text:s/>122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4">
            <text:p>14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52">
            <text:p>1014 <text:s/>12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5">
            <text:p>15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52">
            <text:p>1014 <text:s/>12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6">
            <text:p>16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52">
            <text:p>1014 <text:s/>1228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52">
            <text:p>1014 <text:s/>12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8">
            <text:p>18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53">
            <text:p>1014 <text:s/>12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9">
            <text:p>19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53">
            <text:p>1014 <text:s/>12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0">
            <text:p>20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53">
            <text:p>1014 <text:s/>12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53">
            <text:p>1014 <text:s/>12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54">
            <text:p>1014 <text:s/>1228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54">
            <text:p>1014 <text:s/>12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55">
            <text:p>1014 <text:s/>122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55">
            <text:p>1014 <text:s/>12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55">
            <text:p>1014 <text:s/>12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7">
            <text:p>27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55">
            <text:p>1014 <text:s/>12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8">
            <text:p>28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56">
            <text:p>1014 <text:s/>122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9">
            <text:p>29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56">
            <text:p>1014 <text:s/>12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0">
            <text:p>30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56">
            <text:p>1014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1">
            <text:p>31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56">
            <text:p>1014 <text:s/>12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57">
            <text:p>1014 <text:s/>122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3">
            <text:p>33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57">
            <text:p>1014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4">
            <text:p>34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58">
            <text:p>1014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58">
            <text:p>1014 <text:s/>122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58">
            <text:p>1014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58">
            <text:p>1014 <text:s/>122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38">
            <text:p>38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59">
            <text:p>1014 <text:s/>12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59">
            <text:p>1014 <text:s/>12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59">
            <text:p>1014 <text:s/>1228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41">
            <text:p>41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6">
            <text:p>1014 <text:s/>12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2">
            <text:p>42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6">
            <text:p>1014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61">
            <text:p>1014 <text:s/>122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4">
            <text:p>44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61">
            <text:p>1014 <text:s/>12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5">
            <text:p>45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61">
            <text:p>1014 <text:s/>12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61">
            <text:p>1014 <text:s/>12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7">
            <text:p>47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62">
            <text:p>1014 <text:s/>12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63">
            <text:p>1014 <text:s/>1228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49">
            <text:p>49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63">
            <text:p>1014 <text:s/>12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64">
            <text:p>1014 <text:s/>12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65">
            <text:p>1014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65">
            <text:p>1014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65">
            <text:p>1014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65">
            <text:p>1014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65">
            <text:p>1014 <text:s/>122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6">
            <text:p>56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66">
            <text:p>1014 <text:s/>1228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7">
            <text:p>57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66">
            <text:p>1014 <text:s/>1228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8">
            <text:p>58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67">
            <text:p>1014 <text:s/>122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9">
            <text:p>59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68">
            <text:p>1014 <text:s/>1228</text:p>
          </table:table-cell>
          <table:table-cell table:number-columns-repeated="1011"/>
        </table:table-row>
        <table:table-row table:style-name="ro13">
          <table:table-cell table:style-name="ce3" table:formula="of:=ROW()" office:value-type="float" office:value="60">
            <text:p>60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69">
            <text:p>1014 <text:s/>1228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1">
            <text:p>61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7">
            <text:p>1014 <text:s/>1228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2">
            <text:p>62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71">
            <text:p>1014 <text:s/>1228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3">
            <text:p>63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74">
            <text:p>1014 <text:s/>1228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4">
            <text:p>64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75">
            <text:p>1014 <text:s/>1228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5">
            <text:p>65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76">
            <text:p>1014 <text:s/>1228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6">
            <text:p>66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78">
            <text:p>1014 <text:s/>122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7">
            <text:p>67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79">
            <text:p>1014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8">
            <text:p>1014 <text:s/>1228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9">
            <text:p>69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82">
            <text:p>1014 <text:s/>1228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0">
            <text:p>70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83">
            <text:p>1014 <text:s/>1228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1">
            <text:p>71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84">
            <text:p>1014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2">
            <text:p>72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84">
            <text:p>1014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3">
            <text:p>73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85">
            <text:p>1014 <text:s/>1228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4">
            <text:p>74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85">
            <text:p>1014 <text:s/>122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5">
            <text:p>75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86">
            <text:p>1014 <text:s/>122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6">
            <text:p>76</text:p>
          </table:table-cell>
          <table:table-cell table:style-name="ce3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 office:value-type="string">
            <text:p>気温。高い。今日は、気温が高いです。/ 飲む。飲み物。食べる。食べ物。</text:p>
          </table:table-cell>
          <table:table-cell table:style-name="ce11"/>
          <table:table-cell table:style-name="ce12" office:value-type="string">
            <text:p>気温；飲む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86">
            <text:p>1014 <text:s/>122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7">
            <text:p>77</text:p>
          </table:table-cell>
          <table:table-cell table:style-name="ce3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10" office:value-type="string">
            <text:p>hot / temperature / high, low / temperature is high / I want / I need / temperature is low / I want the temperature to be low.</text:p>
          </table:table-cell>
          <table:table-cell table:style-name="ce11"/>
          <table:table-cell table:style-name="ce12" office:value-type="string">
            <text:p>気温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86">
            <text:p>1014 <text:s/>1228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87">
            <text:p>1014 <text:s/>1228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87">
            <text:p>1014 <text:s/>1228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87">
            <text:p>1014 <text:s/>1228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88">
            <text:p>1014 <text:s/>12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2">
            <text:p>82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88">
            <text:p>1014 <text:s/>12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3">
            <text:p>83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88">
            <text:p>1014 <text:s/>12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4">
            <text:p>84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89">
            <text:p>1014 <text:s/>12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5">
            <text:p>85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89">
            <text:p>1014 <text:s/>12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6">
            <text:p>86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89">
            <text:p>1014 <text:s/>122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87">
            <text:p>8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9">
            <text:p>1014 <text:s/>12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8">
            <text:p>8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9">
            <text:p>1014 <text:s/>12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9">
            <text:p>8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9">
            <text:p>1014 <text:s/>12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0">
            <text:p>9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9">
            <text:p>1014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1">
            <text:p>9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91">
            <text:p>1014 <text:s/>1228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92">
            <text:p>9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91">
            <text:p>1014 <text:s/>122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3">
            <text:p>93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92">
            <text:p>1014 <text:s/>12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4">
            <text:p>94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92">
            <text:p>1014 <text:s/>12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5">
            <text:p>95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92">
            <text:p>1014 <text:s/>12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6">
            <text:p>96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92">
            <text:p>1014 <text:s/>12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7">
            <text:p>97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92">
            <text:p>1014 <text:s/>12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8">
            <text:p>98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93">
            <text:p>1014 <text:s/>12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9">
            <text:p>99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93">
            <text:p>1014 <text:s/>1228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94">
            <text:p>1014 <text:s/>12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94">
            <text:p>1014 <text:s/>12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94">
            <text:p>1014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95">
            <text:p>1014 <text:s/>12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95">
            <text:p>1014 <text:s/>12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95">
            <text:p>1014 <text:s/>12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95">
            <text:p>1014 <text:s/>1228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107">
            <text:p>107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96">
            <text:p>1014 <text:s/>122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108">
            <text:p>108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96">
            <text:p>1014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9">
            <text:p>109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/ ２回。分ける。入れる。 / ２回に分けて、入れ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97">
            <text:p>1014 <text:s/>12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0">
            <text:p>110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97">
            <text:p>1014 <text:s/>12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1">
            <text:p>111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98">
            <text:p>1014 <text:s/>122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2">
            <text:p>112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98">
            <text:p>1014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3">
            <text:p>113</text:p>
          </table:table-cell>
          <table:table-cell table:style-name="ce3" office:value-type="float" office:value="113">
            <text:p>113</text:p>
          </table:table-cell>
          <table:table-cell table:style-name="ce6" office:value-type="date" office:date-value="2021-09-09T08:51:44.56">
            <text:p>0909</text:p>
          </table:table-cell>
          <table:table-cell table:style-name="ce9"/>
          <table:table-cell table:style-name="ce10" office:value-type="string">
            <text:p>８時に朝礼を行います。 / 休憩。休み。 / 食事。昼食。昼ご飯。 / 食べる。飲む。 / 待つ。待機。車。車を待つ。</text:p>
          </table:table-cell>
          <table:table-cell table:style-name="ce11"/>
          <table:table-cell table:style-name="ce12" office:value-type="string">
            <text:p>schedule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99">
            <text:p>1014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4">
            <text:p>114</text:p>
          </table:table-cell>
          <table:table-cell table:style-name="ce3" office:value-type="float" office:value="114">
            <text:p>114</text:p>
          </table:table-cell>
          <table:table-cell table:style-name="ce6" office:value-type="date" office:date-value="2021-09-11T13:52:46.87">
            <text:p>0911</text:p>
          </table:table-cell>
          <table:table-cell table:style-name="ce9"/>
          <table:table-cell table:style-name="ce10" office:value-type="string">
            <text:p>rest / I rest / you rest / tired / I am tired / you are tired / he is tired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99">
            <text:p>1014 <text:s/>12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5">
            <text:p>115</text:p>
          </table:table-cell>
          <table:table-cell table:style-name="ce3" office:value-type="float" office:value="115">
            <text:p>115</text:p>
          </table:table-cell>
          <table:table-cell table:style-name="ce6" office:value-type="date" office:date-value="2021-09-12T10:11:37.17">
            <text:p>0912</text:p>
          </table:table-cell>
          <table:table-cell table:style-name="ce9"/>
          <table:table-cell table:style-name="ce10" office:value-type="string">
            <text:p>hello. / thank you / good bye / good morning</text:p>
          </table:table-cell>
          <table:table-cell table:style-name="ce11"/>
          <table:table-cell table:style-name="ce12"/>
          <table:table-cell table:style-name="ce12" office:value-type="string">
            <text:p>bengal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99">
            <text:p>1014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6">
            <text:p>116</text:p>
          </table:table-cell>
          <table:table-cell table:style-name="ce3" office:value-type="float" office:value="116">
            <text:p>116</text:p>
          </table:table-cell>
          <table:table-cell table:style-name="ce6" office:value-type="date" office:date-value="2021-09-19T10:00:28.4">
            <text:p>0919</text:p>
          </table:table-cell>
          <table:table-cell table:style-name="ce9"/>
          <table:table-cell table:style-name="ce10" office:value-type="string">
            <text:p>help / I need / your help / I need your help</text:p>
            <text:p>injury / pain / you have pain / you got injured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99">
            <text:p>1014 <text:s/>12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7">
            <text:p>117</text:p>
          </table:table-cell>
          <table:table-cell table:style-name="ce3" office:value-type="float" office:value="117">
            <text:p>117</text:p>
          </table:table-cell>
          <table:table-cell table:style-name="ce6" office:value-type="date" office:date-value="2021-09-20T10:37:48.86">
            <text:p>0920</text:p>
          </table:table-cell>
          <table:table-cell table:style-name="ce9"/>
          <table:table-cell table:style-name="ce10" office:value-type="string">
            <text:p>water / I drink / you drink / thirsty / I eat / we eat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99">
            <text:p>1014 <text:s/>12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8">
            <text:p>118</text:p>
          </table:table-cell>
          <table:table-cell table:style-name="ce3" office:value-type="float" office:value="118">
            <text:p>118</text:p>
          </table:table-cell>
          <table:table-cell table:style-name="ce6" office:value-type="date" office:date-value="2021-09-23T09:13:43.51">
            <text:p>0923</text:p>
          </table:table-cell>
          <table:table-cell table:style-name="ce9"/>
          <table:table-cell table:style-name="ce10" office:value-type="string">
            <text:p>blood / blood on your face / blood on your arm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7.99">
            <text:p>1014 <text:s/>12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9">
            <text:p>119</text:p>
          </table:table-cell>
          <table:table-cell table:style-name="ce3" office:value-type="float" office:value="119">
            <text:p>119</text:p>
          </table:table-cell>
          <table:table-cell table:style-name="ce6" office:value-type="date" office:date-value="2021-09-23T09:13:48.67">
            <text:p>0923</text:p>
          </table:table-cell>
          <table:table-cell table:style-name="ce9"/>
          <table:table-cell table:style-name="ce10" office:value-type="string">
            <text:p>he cut his leg / he cut his fingers / he cut his head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8">
            <text:p>1014 <text:s/>122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0">
            <text:p>120</text:p>
          </table:table-cell>
          <table:table-cell table:style-name="ce3" office:value-type="float" office:value="120">
            <text:p>120</text:p>
          </table:table-cell>
          <table:table-cell table:style-name="ce6" office:value-type="date" office:date-value="2021-09-23T09:17:09.200001">
            <text:p>0923</text:p>
          </table:table-cell>
          <table:table-cell table:style-name="ce9"/>
          <table:table-cell table:style-name="ce10" office:value-type="string">
            <text:p>blood / face / your face / arm / your arm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8">
            <text:p>1014 <text:s/>122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1">
            <text:p>121</text:p>
          </table:table-cell>
          <table:table-cell table:style-name="ce3" office:value-type="float" office:value="121">
            <text:p>121</text:p>
          </table:table-cell>
          <table:table-cell table:style-name="ce6" office:value-type="date" office:date-value="2021-09-24T10:49:25.49">
            <text:p>0924</text:p>
          </table:table-cell>
          <table:table-cell table:style-name="ce9"/>
          <table:table-cell table:style-name="ce10" office:value-type="string">
            <text:p>a box / to carry / to carry a box / he carries a box / he was carrying a box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8">
            <text:p>1014 <text:s/>12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2">
            <text:p>12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8">
            <text:p>1014 <text:s/>12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3">
            <text:p>12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8">
            <text:p>1014 <text:s/>12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4">
            <text:p>12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8">
            <text:p>1014 <text:s/>12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5">
            <text:p>12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8">
            <text:p>1014 <text:s/>12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6">
            <text:p>12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8">
            <text:p>1014 <text:s/>12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7">
            <text:p>12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8">
            <text:p>1014 <text:s/>12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8">
            <text:p>12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8">
            <text:p>1014 <text:s/>12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9">
            <text:p>12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8">
            <text:p>1014 <text:s/>122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30">
            <text:p>13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10-14T12:28:28">
            <text:p>1014 <text:s/>1228</text:p>
          </table:table-cell>
          <table:table-cell table:number-columns-repeated="1011"/>
        </table:table-row>
        <table:table-row table:style-name="ro14">
          <table:table-cell office:value-type="string">
            <text:p>*</text:p>
          </table:table-cell>
          <table:table-cell table:formula="of:=MAX([.B3:.B125])+1" office:value-type="float" office:value="122">
            <text:p>122</text:p>
          </table:table-cell>
          <table:table-cell table:style-name="ce7" table:formula="of:=NOW()" office:value-type="date" office:date-value="2021-10-14T12:28:28">
            <text:p>1014 <text:s/>1228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10-14T12:28:28">
            <text:p>2021/10/14 12:28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14T12:28:28">
            <text:p>1014 <text:s/>1228</text:p>
          </table:table-cell>
          <table:table-cell table:style-name="ce7" table:formula="of:=NOW()" office:value-type="date" office:date-value="2021-10-14T12:28:28">
            <text:p>1014 <text:s/>1228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10-14T12:28:28">
            <text:p>1014 <text:s/>1228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4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3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[.A2:.A40]);&quot;)&quot;)" office:value-type="string" office:string-value="(40)">
            <text:p>(40)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5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9-23T09:08:53.48">
            <text:p>0923</text:p>
          </table:table-cell>
          <table:table-cell table:style-name="ce9" office:value-type="string">
            <text:p>v-1-118</text:p>
          </table:table-cell>
          <table:table-cell table:style-name="ce19" office:value-type="string">
            <text:p>máu / máu trên mặt của bạn / máu trên cánh tay của bạn</text:p>
          </table:table-cell>
          <table:table-cell table:style-name="ce23" office:value-type="string" table:number-columns-spanned="2" table:number-rows-spanned="1">
            <text:p>blood / blood on your face / blood on your arm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v-2-119</text:p>
          </table:table-cell>
          <table:table-cell table:style-name="ce19" office:value-type="string">
            <text:p>anh ấy cắt chân / anh ấy cắt ngón tay / anh ấy cắt đầu</text:p>
          </table:table-cell>
          <table:table-cell table:style-name="ce23" office:value-type="string" table:number-columns-spanned="2" table:number-rows-spanned="1">
            <text:p>he cut his leg / he cut his fingers / he cut his head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kh-1-120</text:p>
          </table:table-cell>
          <table:table-cell table:style-name="ce20" office:value-type="string">
            <text:p>ឈាម / មុខ / មុខរបស់អ្នក / ដៃ / ដៃរបស់អ្នក</text:p>
          </table:table-cell>
          <table:table-cell table:style-name="ce23" office:value-type="string">
            <text:p>chien3[blood / mo_k6[face / mo_k3 rob6-wan3 nia_k6 / dai3[hand / dai3 rob6-wan3 nie_k6</text:p>
          </table:table-cell>
          <table:table-cell table:style-name="ce23" office:value-type="string">
            <text:p>blood / face / your face / arm / your arm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크로만. (1) 미케는 결국 오지 않았다. (2) 크로는 페이스트 후 지상에 내려왔다. `뒹굴` 을 했다. (3) 크로를 안아하고 올리고, 무릎 위에 두고, 배를 어루만졌다. &lt;2&gt; 잠시 가만히 하고있었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dwudziesty drugi września, czwarty tydzień, dziew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. &lt;1&gt; wydaje się, że wargi mogą utrzymać kształt `kan`-u. &lt;2&gt; Podnosisz dolną wargę równomiernie, dolną wargę, tutaj to znaczy, lekko wewnętrzą część której, podczas, środkowa część której lekko obniżona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office:value-type="float" office:value="7">
            <text:p>7</text:p>
          </table:table-cell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اربعاء، الثاني عشرين من أيلول، الأسبوع الرابع، الشهر التاسع.</text:p>
          </table:table-cell>
          <table:table-cell table:style-name="ce23"/>
          <table:table-cell table:style-name="ce23" office:value-type="string">
            <text:p>it was wednesday, the twenty-second of september, the fourth week, the ni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8">
            <text:p>8</text:p>
          </table:table-cell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چهارشنبه بود، بيست و دوم ماه سپتامبر، هفته چهارم، ماه نه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office:value-type="float" office:value="9">
            <text:p>9</text:p>
          </table:table-cell>
          <table:table-cell table:style-name="ce3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солида'рность сформирова'лась в По'льше в 1980 году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6"/>
          <table:table-cell table:style-name="ce9" office:value-type="string">
            <text:p>v-1-</text:p>
          </table:table-cell>
          <table:table-cell table:style-name="ce19" office:value-type="string">
            <text:p>một chiếc hộp / mang, mang theo / mang một chiếc hộp / anh ấy mang một chiếc hộp / anh ấy đã mang một chiếc hộp</text:p>
          </table:table-cell>
          <table:table-cell table:style-name="ce23" office:value-type="string" table:number-columns-spanned="2" table:number-rows-spanned="1">
            <text:p>a box / to carry / to carry a box / he carries a box / he was carrying a box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3" office:value-type="float" office:value="11">
            <text:p>11</text:p>
          </table:table-cell>
          <table:table-cell table:style-name="ce3" table:formula="of:=[.B11]+1" office:value-type="float" office:value="2">
            <text:p>2</text:p>
          </table:table-cell>
          <table:table-cell table:style-name="ce6"/>
          <table:table-cell table:style-name="ce9" office:value-type="string">
            <text:p>kh-1-</text:p>
          </table:table-cell>
          <table:table-cell table:style-name="ce20" office:value-type="string">
            <text:p>ញ៉ាំ / អ្នកញ៉ាំ / គាត់ញ៉ាំ / ពួកគេញ៉ាំ</text:p>
          </table:table-cell>
          <table:table-cell table:style-name="ce23" office:value-type="string">
            <text:p>nyam3 / nya_k3 nyam6 / kwo_t3 nyam6 / poo3-kee3 nyam6</text:p>
          </table:table-cell>
          <table:table-cell table:style-name="ce23" office:value-type="string">
            <text:p>eat / you eat / he eats / they eat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 office:value-type="float" office:value="12">
            <text:p>12</text:p>
          </table:table-cell>
          <table:table-cell table:style-name="ce3" table:formula="of:=[.B12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내가 `평평 자리`에 도착할 무렵 달려왔다. (2) 이어, 미케도 왔다. (3) 공원 운동장의 남 쪽 벤치에서 소년들이 있었기 때문에 미케를 안아하고 항상 옹벽 앞으로 돌아갔다. &lt;2&gt; 이 때 크로는 먼저 `팽팽` 에서 혼자 ` 뒹굴` 을 하고 있었다. 그리고 천천히 왔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13">
            <text:p>13</text:p>
          </table:table-cell>
          <table:table-cell table:style-name="ce3" table:formula="of:=[.B13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czwartek, dwudziesty trzeci września, czwarty tydzień, dziew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 office:value-type="float" office:value="14">
            <text:p>14</text:p>
          </table:table-cell>
          <table:table-cell table:style-name="ce3" table:formula="of:=[.B14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ćwiczenie. (2) `kan`. dmuchanie na dziurze od piątej do zerowego. (3) kształt ust. &lt;1&gt; część już pod dolną wargą, gdzie skóra jest lekko wgnieciona, to część lekko unieś, do wewnętrz, a jednocześnie, podkręcasz górną wargę, aby obie usta, razem, tworzą drogi dla powietrza, drogi oddechowe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15">
            <text:p>15</text:p>
          </table:table-cell>
          <table:table-cell table:style-name="ce3" table:formula="of:=[.B15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، الثالث عشرين من ايلول، الأسبوع الرابع، الشهر التاسع.</text:p>
          </table:table-cell>
          <table:table-cell table:style-name="ce23"/>
          <table:table-cell table:style-name="ce23" office:value-type="string">
            <text:p>it was friday, the twenty-third of september, the fourth week, the ni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16">
            <text:p>16</text:p>
          </table:table-cell>
          <table:table-cell table:style-name="ce3" table:formula="of:=[.B16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بيست و سوم ماه سپتامبر، هفته چهارم، ماه نهم بود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 office:value-type="float" office:value="17">
            <text:p>17</text:p>
          </table:table-cell>
          <table:table-cell table:style-name="ce3" table:formula="of:=[.B17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углуби'те[deepen свои' мы'сли. / незави'симо от того', како'й проду'кт вы производи'те, все'&lt;jo&gt; зави'сит от стоя'щих[standing за ним мы'слеи.</text:p>
            <text:p><text:a xlink:href="http://benfranklin.chips.jp/cake_apps/Cake_IFM11/images/index_2?filter_memo=tome&amp;sort=file_name&amp;direction=desc&amp;RBs_AND_OR_Memo=AND">http://benfranklin.chips.jp/cake_apps/Cake_IFM11/images/index_2?filter_memo=tome&amp;sort=file_name&amp;direction=desc&amp;RBs_AND_OR_Memo=AND</text:a>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18">
            <text:p>18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9-26T10:46:06.57">
            <text:p>0926</text:p>
          </table:table-cell>
          <table:table-cell table:style-name="ce9" office:value-type="string">
            <text:p>v-1-</text:p>
          </table:table-cell>
          <table:table-cell table:style-name="ce19" office:value-type="string">
            <text:p>một hộp rơi. / một hộp rơi trên mặt đất. / một hộp rơi vào anh ta.</text:p>
          </table:table-cell>
          <table:table-cell table:style-name="ce23" office:value-type="string" table:number-columns-spanned="2" table:number-rows-spanned="1">
            <text:p>a box fell. / a box fell on the ground / a box fell on him.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 office:value-type="float" office:value="19">
            <text:p>19</text:p>
          </table:table-cell>
          <table:table-cell table:style-name="ce3" table:formula="of:=[.B19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9" office:value-type="string">
            <text:p>s : <text:a xlink:href="https://youtu.be/K8mbMJ4S-RU?t=915">https://youtu.be/K8mbMJ4S-RU?t=915</text:a></text:p>
            <text:p>sh : <text:a xlink:href="https://youtu.be/K8mbMJ4S-RU?t=939">https://youtu.be/K8mbMJ4S-RU?t=939</text:a></text:p>
            <text:p>ns : <text:a xlink:href="https://youtu.be/K8mbMJ4S-RU?t=966">https://youtu.be/K8mbMJ4S-RU?t=966</text:a></text:p>
            <text:p>t : <text:a xlink:href="https://youtu.be/K8mbMJ4S-RU?t=1000">https://youtu.be/K8mbMJ4S-RU?t=1000</text:a></text:p>
            <text:p>th : <text:a xlink:href="https://youtu.be/K8mbMJ4S-RU?t=1027">https://youtu.be/K8mbMJ4S-RU?t=1027</text:a></text:p>
          </table:table-cell>
          <table:table-cell table:style-name="ce23" office:value-type="string" table:number-columns-spanned="2" table:number-rows-spanned="1">
            <text:p>ts : <text:a xlink:href="https://youtu.be/K8mbMJ4S-RU?t=1061">https://youtu.be/K8mbMJ4S-RU?t=1061</text:a>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20">
            <text:p>20</text:p>
          </table:table-cell>
          <table:table-cell table:style-name="ce3" table:formula="of:=[.B20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내가 평평자리에 달할 무렵, 크로는 그 위치의 옹벽 위에 있었다. &lt;2&gt; 다시 계단 아래에서 내려 오려고 했었는지. &lt;3&gt; 그대로 항상 옹벽으로. (2) 미케가 먼저 지상에 내려왔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1">
            <text:p>21</text:p>
          </table:table-cell>
          <table:table-cell table:style-name="ce3" table:formula="of:=[.B21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wudziesty piąty września, czwarty tydzień, dziew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office:value-type="float" office:value="22">
            <text:p>22</text:p>
          </table:table-cell>
          <table:table-cell table:style-name="ce3" table:formula="of:=[.B22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dai-kan`. na dziurze czwartej i piątej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23">
            <text:p>23</text:p>
          </table:table-cell>
          <table:table-cell table:style-name="ce3" table:formula="of:=[.B23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سبت، الخامس عشرين من أيلول، الأسبوع الرابع، الشهر التاسع.</text:p>
          </table:table-cell>
          <table:table-cell table:style-name="ce23"/>
          <table:table-cell table:style-name="ce23" office:value-type="string">
            <text:p>it was saturday, the twenty-fifth of september, the fourth week, the ni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4">
            <text:p>24</text:p>
          </table:table-cell>
          <table:table-cell table:style-name="ce3" table:formula="of:=[.B24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شنبه بود، بيست و پنجم ماه سپتامبر، هفته چهارم، ماه نه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office:value-type="float" office:value="25">
            <text:p>25</text:p>
          </table:table-cell>
          <table:table-cell table:style-name="ce3" table:formula="of:=[.B25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вы и'щете[look-for цену на рис. / вы де'лаете это, потому что хоти'те по'&lt;a&gt;моть лю'дям, выра'щивающим рис.</text:p>
            <text:p><text:a xlink:href="http://benfranklin.chips.jp/cake_apps/Cake_IFM11/images/view/49348">http://benfranklin.chips.jp/cake_apps/Cake_IFM11/images/view/49348</text:a>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office:value-type="float" office:value="27">
            <text:p>2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9-27T11:56:19.96">
            <text:p>0927</text:p>
          </table:table-cell>
          <table:table-cell table:style-name="ce9" office:value-type="string">
            <text:p>kh-1-</text:p>
          </table:table-cell>
          <table:table-cell table:style-name="ce20" office:value-type="string">
            <text:p>ឈាម / មុខ / ឈាម នៅលើ មុខ / មុខ របស់ អ្នក / ឈាម នៅលើ មុខ របស់ អ្នក</text:p>
          </table:table-cell>
          <table:table-cell table:style-name="ce23" office:value-type="string">
            <text:p>chien3 / mo_k6 / chien3 man6-lou6 mo_k6 / mo_k6 rob-wan-nya_k6 / chien3 man6-lou6 mo_k6 rob-wan-nya_k6</text:p>
          </table:table-cell>
          <table:table-cell table:style-name="ce23" office:value-type="string">
            <text:p>blood / face / blood on the face / your face / blood on your face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28">
            <text:p>28</text:p>
          </table:table-cell>
          <table:table-cell table:style-name="ce3" table:formula="of:=[.B27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먼저 운동장 근처, 이미. (2) 미케오 온다. 평평자리 좀 앞까지. (3) 페이스트 후 크로가 내려왔다. &lt;2&gt; 마사지. 하지만, 곧 옹벽으로 돌려 보냈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29">
            <text:p>29</text:p>
          </table:table-cell>
          <table:table-cell table:style-name="ce3" table:formula="of:=[.B28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szósty września, czwarty tudzień, dziew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0">
            <text:p>30</text:p>
          </table:table-cell>
          <table:table-cell table:style-name="ce3" table:formula="of:=[.B29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nowu `kan`, a potem `dai-kan`. (2) ruch przejściowy obu warg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office:value-type="float" office:value="31">
            <text:p>31</text:p>
          </table:table-cell>
          <table:table-cell table:style-name="ce3" table:formula="of:=[.B30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سادس عشرين من أيلول، الأسبوع الرابع، الشهر التاسع.</text:p>
          </table:table-cell>
          <table:table-cell table:style-name="ce23"/>
          <table:table-cell table:style-name="ce23" office:value-type="string">
            <text:p>it was sunday, the twenty-sixth of september, the fourth week, the ni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2">
            <text:p>32</text:p>
          </table:table-cell>
          <table:table-cell table:style-name="ce3" table:formula="of:=[.B31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بيست و ششم ماه سپتامبر، هفته چهارم، ماه نه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3">
            <text:p>33</text:p>
          </table:table-cell>
          <table:table-cell table:style-name="ce3" table:formula="of:=[.B32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в проли'ве Цугару, кора'бль опроки'нулся в 1954 году, двадцать шесто'е сентя'бря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office:value-type="float" office:value="34">
            <text:p>3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9-28T10:32:35.98">
            <text:p>0928</text:p>
          </table:table-cell>
          <table:table-cell table:style-name="ce9" office:value-type="string">
            <text:p>v-1-</text:p>
          </table:table-cell>
          <table:table-cell table:style-name="ce19" office:value-type="string">
            <text:p>cầu thang / thang máy / tường / sàn nhà / </text:p>
          </table:table-cell>
          <table:table-cell table:style-name="ce23" office:value-type="string" table:number-columns-spanned="2" table:number-rows-spanned="1">
            <text:p>階段。エレベーター。壁。床。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office:value-type="float" office:value="35">
            <text:p>35</text:p>
          </table:table-cell>
          <table:table-cell table:style-name="ce3" table:formula="of:=[.B3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먼저 미케만. &lt;2&gt; 미케의 마사지를 시작했던 무렵, 크로가 돌출 뒤에서 왔다. (2) 돌아가기. &lt;1&gt; 미케는 스스로 돌아갔다. (3) 운동장에는 아무도 없었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6">
            <text:p>36</text:p>
          </table:table-cell>
          <table:table-cell table:style-name="ce3" table:formula="of:=[.B3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wudziesty siódmy września, piąty tydzień, dziew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 office:value-type="float" office:value="37">
            <text:p>37</text:p>
          </table:table-cell>
          <table:table-cell table:style-name="ce3" table:formula="of:=[.B3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 `kan`. &lt;1&gt; jak dla kształtu warg, poznałem[recognized inną nową formę. &lt;2&gt; warga dolna : unieś[raise każdą część wargi dolnej, prawie równomiernie[evenly. &lt;3&gt; warga górna : zakrzywiasz[curve czubek[tip wargi górnej w dół. &lt;4&gt; w ten sposób, popychasz[push wychodzący[out-going strumień[stream powietrza w dół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 office:value-type="float" office:value="38">
            <text:p>38</text:p>
          </table:table-cell>
          <table:table-cell table:style-name="ce3" table:formula="of:=[.B37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اثنين، السابع عشرين من أيلول، الأسبوع الخامس، الشهر التاسع.</text:p>
          </table:table-cell>
          <table:table-cell table:style-name="ce23"/>
          <table:table-cell table:style-name="ce23" office:value-type="string">
            <text:p>it was monday, the twenty-seventh of september, the fifth week, the ni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39">
            <text:p>39</text:p>
          </table:table-cell>
          <table:table-cell table:style-name="ce3" table:formula="of:=[.B38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دوشنبه بود، بيست و هفتم ماه سپتامبر، هفته پنجم، ماه نه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office:value-type="float" office:value="40">
            <text:p>40</text:p>
          </table:table-cell>
          <table:table-cell table:style-name="ce3" table:formula="of:=[.B39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двадцать восьмое сентября : маркс и другие люди сформировали первый интернационал в 1864 году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1T13:39:42.39">
            <text:p>1001</text:p>
          </table:table-cell>
          <table:table-cell table:style-name="ce9" office:value-type="string">
            <text:p>kh-1-</text:p>
          </table:table-cell>
          <table:table-cell table:style-name="ce20" office:value-type="string">
            <text:p>របួស / ឈឺចាប់ / ឈាម / ជាទេ? / ល្អ / អាក្រក់</text:p>
          </table:table-cell>
          <table:table-cell table:style-name="ce23" office:value-type="string">
            <text:p>rbu6-oo3 / chuu3-cha_p3 / chiem3 / chuu3-tei3 / la6-oo3 / an3-tro4(3-&gt;6)</text:p>
          </table:table-cell>
          <table:table-cell table:style-name="ce23" office:value-type="string">
            <text:p>injury / pain / blood / how are you ? / good / bad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41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계단 옆까지. (2) 곧 이어 미레도 왔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42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czwartek, trzydziesty września, ostatniej dnia tego miesiąca, czwarty tydzień, dziew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43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dai-kan`. wczoraj po pierwszy raz, zagrałem melodię z dźwiękami `dai-kan`-u, używając dwu dźwiękie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44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gitara : (1) druga sesja. w tym serie, tylko muzyka bluesowa. &lt;2&gt; tylko taka muzyka, która płynie w moim ciele; która wychodzi z mojego ciała, a nie z mojej kory mózgowej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3T10:13:01.41">
            <text:p>1003</text:p>
          </table:table-cell>
          <table:table-cell table:style-name="ce9" office:value-type="string">
            <text:p>v-1-</text:p>
          </table:table-cell>
          <table:table-cell table:style-name="ce19" office:value-type="string">
            <text:p>nguy hiểm / * / một lỗ / sàn nhà / một lỗ trên sàn</text:p>
          </table:table-cell>
          <table:table-cell table:style-name="ce23" office:value-type="string" table:number-columns-spanned="2" table:number-rows-spanned="1">
            <text:p>danger / dangerous / a hole / the floor / a hole on the floor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/>
          <table:table-cell table:style-name="ce3" table:formula="of:=[.B46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바로 7시 반 무렵 비가 내리기 시작했다. &lt;2&gt; 번개가 번쩍하고 있었다. 이어 곧 천둥이 울렸다. &lt;3&gt; 비는 강했다. 억수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47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옹벽에 도착한 때 옹벽 위엔 아무도 없었다. &lt;2&gt; 미케가 울타리 내에서 울리고 있다. &lt;3&gt; 미케에게 `나오자` 라고 호소했다. &lt;4&gt; 미게가 나왔다. &lt;5&gt; 문득 지상을 보면, 크로도 보도 쪽에서 들어왔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48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rugi października, pierwszy tydzień, dziesiąty miesiąc, w roku dwa tysiące dwudziestego pierwszego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49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dai-kan`. na dziurze czwartej i piątej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50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gitara : (1) skomponowałem melodię, prawie w sposób impro-a &lt;2&gt; gatunek, to jest, irańsko-arabska. &lt;3&gt; czas trwania tej melodii, to około trzech minut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4T10:58:53.28">
            <text:p>1004</text:p>
          </table:table-cell>
          <table:table-cell table:style-name="ce9" office:value-type="string">
            <text:p>kh-1-</text:p>
          </table:table-cell>
          <table:table-cell table:style-name="ce20" office:value-type="string">
            <text:p>គ្រោះថ្នាក់ / គ្រោះថ្នាក់ / ប្រហោង / ជាន់</text:p>
          </table:table-cell>
          <table:table-cell table:style-name="ce23" office:value-type="string">
            <text:p>kro3-tna_k6 / * / ro6-haon_g3 / cho3-an4</text:p>
          </table:table-cell>
          <table:table-cell table:style-name="ce23" office:value-type="string">
            <text:p>dangerous / danger / a hole / floor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, 그리고, 미케가 지상에 나왔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5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trzeci października, pierwszy tydzień, dziesiąty miesiąc, w roku dwa tysiące dwudziestego pierwszego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melodia używając dźwięków `dai-kan`-u. użyłem czterech nut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formula="of:=ROW()" office:value-type="float" office:value="56">
            <text:p>56</text:p>
          </table:table-cell>
          <table:table-cell table:style-name="ce3" table:formula="of:=[.B55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gitara : znowu skomponowałem melodię irańsko-arabską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5T14:00:22.92">
            <text:p>1005</text:p>
          </table:table-cell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지상에. 미케가 곧 이어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57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czwarty października, pierwszy tydzień, dzies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58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(1) shino : dwie sesje w ciągu jednego dnia. &lt;2&gt; pierwsza sesja, skomponowanie. &lt;3&gt; druga sesja, ćwiczenia wydmuchania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9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gitara : strojenie[tuning. skala japońska. imię, to `hira`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60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21" office:value-type="string" table:number-columns-spanned="3" table:number-rows-spanned="1">
            <text:p>星期一。（1） 购买。给猫喂[wei食后，去一家商店，名字是`创造`（日语：クリエイト）。&lt;2&gt; 买了许多东西。两副橡胶[xiang4jiao1手套， 用于建设工作、土壤工作。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61]+1" office:value-type="float" office:value="6">
            <text:p>6</text:p>
          </table:table-cell>
          <table:table-cell table:style-name="ce6"/>
          <table:table-cell table:style-name="ce9" office:value-type="string">
            <text:p>v-1-</text:p>
          </table:table-cell>
          <table:table-cell table:style-name="ce19" office:value-type="string">
            <text:p>hôm qua đã thứ hai. / nó đã ngày 4, tháng 10.</text:p>
          </table:table-cell>
          <table:table-cell table:style-name="ce23" office:value-type="string" table:number-columns-spanned="2" table:number-rows-spanned="1">
            <text:p>it was the fourth of october.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6T09:38:01.61">
            <text:p>1006</text:p>
          </table:table-cell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지상에. 미케는 내가 도착한 때 아직 옹벽 위. (2) 운동장에 몇명 소년들. &lt;2&gt; 서로 말하고 있다. <text:s/>&lt;3&gt; 한 소년이 `고양이에게 먹이를 주고 있다` 라고 말했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63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wtorek, piąty października, pierwszy tydzień, dzies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64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(1) shino : dźwięk, głośność którego, stopniowo zwiększać. &lt;2&gt; ten proces, powtórz dwukrotnie. jednokrotnie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65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gitara : skala japońska. (3) zróbmy to, co bym zrobił, gdybym był w konserwatorium muzycznym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66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9" office:value-type="string" table:number-columns-spanned="3" table:number-rows-spanned="1">
            <text:p>星期二。购买。昨天，不买。去公园给猫子们喂食。而已。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/>
          <table:table-cell table:style-name="ce3" table:formula="of:=[.B67]+1" office:value-type="float" office:value="6">
            <text:p>6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9" office:value-type="string" table:number-columns-spanned="3" table:number-rows-spanned="1">
            <text:p>(2) 上牙。门牙。左侧。第一颗。那个牙齿[ya2chi3，正在摇晃[yao2huang4。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8T09:21:39.44">
            <text:p>1008</text:p>
          </table:table-cell>
          <table:table-cell table:style-name="ce9" office:value-type="string">
            <text:p>kh-1-</text:p>
          </table:table-cell>
          <table:table-cell table:style-name="ce20" office:value-type="string">
            <text:p>ឈាម / មុខ / ឈាមនៅលើមុខ / មុខរបស់អ្នក / ឈាមនៅលើមុខរបស់អ្នក</text:p>
          </table:table-cell>
          <table:table-cell table:style-name="ce23" office:value-type="string">
            <text:p>chim3 / mo_k3 / chim3 men3-lou3 mo_k6 / mo_k3 rob6-wan3 nia_k6 / chim3 men3-lou3 mo_k3 rob6-wan3 nia_k6</text:p>
          </table:table-cell>
          <table:table-cell table:style-name="ce23" office:value-type="string">
            <text:p>blood / face / blood on the face / your face / blood on your face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/>
          <table:table-cell table:style-name="ce3" table:formula="of:=[.B69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계단 앞으로까지 나와 있었다. &lt;2&gt; `뒹굴` 을 자꾸 한다. &lt;3&gt; 미케가 울리기 시작했기 때문에, 크로를 안아하고 옹벽으로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70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마사지를 하고 있었을 때, 크로가 미케에게 양손으로 공격했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71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czwartek, siódmy października, drugi tydzień, dzies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72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półnuty. od odległej dziury do dolnych dziur, gdzie wydmuchać półnuty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73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gitara : (1) nie zagrałem. &lt;2&gt; czuję się dobrze, tak, kiedy gram na gitarze. &lt;3&gt; ale, jakie jest znaczenie, że gram na gitarze, zamiast[instead na flecie japońskiej? &lt;4&gt; zwłaszcza, gdy usilnie[earnestly chcę być lepszy <text:s/>w grze na tym instrumencie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74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9" office:value-type="string" table:number-columns-spanned="3" table:number-rows-spanned="1">
            <text:p>星期四。给东和公司打电话。拜托取消工作预定。（2）因为，我的一颗门牙开始疼痛，触摸一下，正在摇晃，看起来好像即将（随时）可能抽出来。（3）我最后想到，这颗牙齿需要治疗。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75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китайская народная республика, вое'нные вошли' в Тибе'т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76]+1" office:value-type="float" office:value="9">
            <text:p>9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иссле'дования[research по Япо'нии. начне'&lt;jo&gt;м[start писа'ть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77]+1" office:value-type="float" office:value="10">
            <text:p>10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خميس، السابع من تشرين، الأسبوع الثاني، الشهر العاشر.</text:p>
          </table:table-cell>
          <table:table-cell table:style-name="ce23" office:value-type="string">
            <text:p>tishriyn[october / al'AAshiru[tenth</text:p>
          </table:table-cell>
          <table:table-cell table:style-name="ce23" office:value-type="string">
            <text:p>it was thursday, the seventh of october, the second week, the te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/>
          <table:table-cell table:style-name="ce3" table:formula="of:=[.B78]+1" office:value-type="float" office:value="11">
            <text:p>11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پنجشنبه بود، هفتم اکتبر، هفته دوم، ماه دهم.</text:p>
          </table:table-cell>
          <table:table-cell table:style-name="ce23" office:value-type="string">
            <text:p>oktoobr[october / dovoom[second / dahoom[tenth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09T10:39:14.31">
            <text:p>1009</text:p>
          </table:table-cell>
          <table:table-cell table:style-name="ce9" office:value-type="string">
            <text:p>v-1-</text:p>
          </table:table-cell>
          <table:table-cell table:style-name="ce19" office:value-type="string">
            <text:p>bạ̣n có mệt không? / bạn có mệt. bạn cần ngồi xuống. / bạn có đói?</text:p>
          </table:table-cell>
          <table:table-cell table:style-name="ce23" office:value-type="string" table:number-columns-spanned="2" table:number-rows-spanned="1">
            <text:p>are you tired? / you need to sit down / are you hungry?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8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평평자리에서 크로는 `뒹굴`. &lt;2&gt; 미케가 다시 울리기 시작. &lt;3&gt; 크로를 그 자리에 두고, <text:s/>옹벽으로. &lt;4&gt; 옹벽에서 미케를 잡고, 지상으로 내렸다. <text:s/>&lt;5&gt; 그리고, 다시 크로의 장소으로 돌아가기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8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iątek, ósmy paździenika, drugi tydzień, dziesiąty miesiąc, rok dwóch tysięcy dwudziestu jeden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8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wczoraj, nie zagrałem. &lt;2&gt; mój starszy brat przyszedł do domu. &lt;3&gt; poszliśmy do pobliskiej restauracji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83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gitara : (1) nie zagrałem też. (2) wolę raczej zagrać na shamisen-iu, japońskiej gitarze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84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9" office:value-type="string" table:number-columns-spanned="3" table:number-rows-spanned="1">
            <text:p>昨天。星期五。（1）去了齿科医院。它在沟gou1之口。坐电车。从宫前平站开始，第三座火车站。家门到家门计算，需要大概30分钟。前天做预约。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85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/ 1895.10.8 Коре'йская императри'ца Мин была убит в результате инциде'нта названием `Инцидент с Э'&lt;uu&gt;улми`, людьми, в том числе сотру'дниками японского по'&lt;a&gt;сольства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/>
          <table:table-cell table:style-name="ce3" table:formula="of:=[.B86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ة، الثامن من تشرين، الأسبوع الثاني، الشهر العاشر.</text:p>
          </table:table-cell>
          <table:table-cell table:style-name="ce23"/>
          <table:table-cell table:style-name="ce23" office:value-type="string">
            <text:p>it was friday, the eigth of october, the second week, the te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87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هشتم ماه اکتبر، هفته دوم، ماه ده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/>
          <table:table-cell table:style-name="ce3" table:formula="of:=[.B88]+1" office:value-type="float" office:value="10">
            <text:p>10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9" office:value-type="string">
            <text:p>ts : <text:a xlink:href="https://youtu.be/K8mbMJ4S-RU?t=1061">https://youtu.be/K8mbMJ4S-RU?t=1061</text:a></text:p>
            <text:p>tsh : <text:a xlink:href="https://youtu.be/K8mbMJ4S-RU?t=1092">https://youtu.be/K8mbMJ4S-RU?t=1092</text:a></text:p>
            <text:p>ntsh : <text:a xlink:href="https://youtu.be/K8mbMJ4S-RU?t=1126">https://youtu.be/K8mbMJ4S-RU?t=1126</text:a></text:p>
            <text:p>v : <text:a xlink:href="https://youtu.be/K8mbMJ4S-RU?t=1156">https://youtu.be/K8mbMJ4S-RU?t=1156</text:a></text:p>
            <text:p>mv : <text:a xlink:href="https://youtu.be/K8mbMJ4S-RU?t=1190">https://youtu.be/K8mbMJ4S-RU?t=1190</text:a></text:p>
          </table:table-cell>
          <table:table-cell table:style-name="ce23" office:value-type="string" table:number-columns-spanned="2" table:number-rows-spanned="1">
            <text:p>n :</text:p>
            <text:p>w : <text:a xlink:href="https://youtu.be/K8mbMJ4S-RU?t=1219">https://youtu.be/K8mbMJ4S-RU?t=1219</text:a>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10T13:40:29.96">
            <text:p>1010</text:p>
          </table:table-cell>
          <table:table-cell table:style-name="ce9" office:value-type="string">
            <text:p>kh-1-</text:p>
          </table:table-cell>
          <table:table-cell table:style-name="ce20" office:value-type="string">
            <text:p>នឿយហត់ / អ្នកនឿយហត់ / ខ្ញុំអស់កម្លាំង / គាត់អស់កម្លាំង</text:p>
          </table:table-cell>
          <table:table-cell table:style-name="ce23" office:value-type="string">
            <text:p>nu6-yii3 ho_k3 / nia_k3 * / hniom4 aa3-kom6-lang6 / kwo_t3 *</text:p>
          </table:table-cell>
          <table:table-cell table:style-name="ce23" office:value-type="string">
            <text:p>tired / you are tired / I am tired / he is tired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/>
          <table:table-cell table:style-name="ce3" table:formula="of:=[.B9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옹벽으로 돌아갈 때, 미케는 변화 없이 내가 크로를 올릴 때 자신은 지상에 앉아 <text:s/>울리면서 내를 기다리고 있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9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ziewiąty października, szósty dzień tygodnia, drugi tydzień, dziesiąty miesiąc, dwa tysiąca dwadzieścia jeden w kalendarze gregoriańskim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9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dai-kan`-u. wychodzili jaśnie. brzmią spokojnie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93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9" office:value-type="string" table:number-columns-spanned="3" table:number-rows-spanned="1">
            <text:p>昨天，星期六。白天做数学。什么课书也不使用。只是，搜索在联网里，这些关于数学的文件。（2）要是感觉有兴趣、能理解到的预测，那就开始阅读，就是说，一边阅读，一边也拿起铅笔，在纸上自己`做数学`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94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/ 1446.10.9 корея. (1) национальный день хангыля. (2) корейский коро'ль седжон опубликовал письма хангыля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95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سبت، التاسع من تشرين، الأسبوع الثاني، الشهر العاشر.</text:p>
          </table:table-cell>
          <table:table-cell table:style-name="ce23" office:value-type="string">
            <text:p>al'AAshiru</text:p>
          </table:table-cell>
          <table:table-cell table:style-name="ce23" office:value-type="string">
            <text:p>it was saturday, the ninth of october, the second week, the te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96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شنبه بود، نهم ماه اکتبر، هفته دوم، ماه ده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11T09:50:18.63">
            <text:p>1011</text:p>
          </table:table-cell>
          <table:table-cell table:style-name="ce9" office:value-type="string">
            <text:p>v-1-</text:p>
          </table:table-cell>
          <table:table-cell table:style-name="ce19" office:value-type="string">
            <text:p>chân của bạn có đau không? / gậy / sắt / gậy / sắt / gậy sắt (thanh sắt).</text:p>
          </table:table-cell>
          <table:table-cell table:style-name="ce23" office:value-type="string" table:number-columns-spanned="2" table:number-rows-spanned="1">
            <text:p>does your leg hurt? / a rod / iron / an iron rod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/>
          <table:table-cell table:style-name="ce3" table:formula="of:=[.B98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먼저 계단의 바로 북 쪽에서. (2) 곧 이어, 미케도 왔다. &lt;2&gt; 근처 나무의 뿌리에서 발톱을 갈고있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99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niedziele, dziesiąty października, ostatni dzień tygodnia, drugi tydzień, dziesiąty miesiąc, w roku dwóch tysięcy dwudziestego pierwszego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00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dai-kan` na dziurach trzeciej i czwartej. znowu wychodzili jaśnie. (2) `kan` na dziurzach od pierwszej <text:s/>do zerowej. &lt;2&gt; szczególnie, na dziurze zerowej. wcześniej nie dźwięk nie wychodił. (3) niewielka różnica w kształcie warg, to powoduje zmianę brzmienia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01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9" office:value-type="string" table:number-columns-spanned="3" table:number-rows-spanned="1">
            <text:p>再一次，白天做数学。（2）阅读关于`概率`的文件。又一边动亲手实行计算。（3）可能说大家都一样，我也为了理解文件内容，需要动手、自己实行文件所被说明的概念。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02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они начали учанское восстание в Китае, десятое октября, 1911 году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103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عاشر من تشرين، آخر أيام الأسبوع، الأسبوع الثاني، الشهر العاشر.</text:p>
          </table:table-cell>
          <table:table-cell table:style-name="ce23" office:value-type="string">
            <text:p>aaxra ayaam</text:p>
          </table:table-cell>
          <table:table-cell table:style-name="ce23" office:value-type="string">
            <text:p>it was sunday, the tenth of october, the last day of the week, the second week, the te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104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دهم ماه آکتبر، آخرين روز هفته، هفته دوم، ماه دهم.</text:p>
          </table:table-cell>
          <table:table-cell table:style-name="ce23" office:value-type="string">
            <text:p>oxariyn[last</text:p>
          </table:table-cell>
          <table: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12T09:20:49.49">
            <text:p>1012</text:p>
          </table:table-cell>
          <table:table-cell table:style-name="ce9" office:value-type="string">
            <text:p>kh-1-</text:p>
          </table:table-cell>
          <table:table-cell table:style-name="ce20" office:value-type="string">
            <text:p>អាហារ / ឃ្លាន / ញ៉ាំ / ផឹក / ទឹក</text:p>
          </table:table-cell>
          <table:table-cell table:style-name="ce23" office:value-type="string">
            <text:p>aa3-haee3 / k6-len3 / niam3 / pa_k3 / ta_k3</text:p>
          </table:table-cell>
          <table:table-cell table:style-name="ce23" office:value-type="string">
            <text:p>food / hungry / eat / drink / water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06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평평 자리. (2) 미케도 평평 자리에서 `뒹굴` 을 자꾸 했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07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jedenasty października, pierwszy dzień tygodnia, trzeci tydzień, dziesiąty miesiąc, w roku dwóch tysięcy dwudziestego pierwszego w kalendarzu gregoriańsim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08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dai-kan` na czwartym i trzecim. (2) przejście od dźwięku `o-tu`-u do `kan`-u. &lt;2&gt; nacisk kładziony na głośność `o-tu`-u, próbując wyrównać głośność `o-tu`u i `kan`-u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09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9" office:value-type="string" table:number-columns-spanned="3" table:number-rows-spanned="1">
            <text:p>白天数学。(2) 也开始物理学。拉格朗日方程。（3）拉格朗日函数：动能T和潜能V的差异。把该函数用速度偏导，可得到动能T的速度偏导数，这片数，相当于该物体的动量。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110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Гесанг-Вандуй, начальник[chief подразделения[division тибетских воорженных сил, сдается[surrender НОАК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111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اثنين، الحادي من تشرين، أول أيام الأسبوع، الأسبوع الثالث، الشهر العاشر.</text:p>
          </table:table-cell>
          <table:table-cell table:style-name="ce23"/>
          <table:table-cell table:style-name="ce23" office:value-type="string">
            <text:p>it was monday, the eleventh of october, the first day of the week, the third week, the te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112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دوشنبه بود، يازدهم ماه اکتبر، اولين روز هفته، هفته سوم، ماه ده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10-14T11:01:48.26">
            <text:p>1014</text:p>
          </table:table-cell>
          <table:table-cell table:style-name="ce9" office:value-type="string">
            <text:p>z-1</text:p>
          </table:table-cell>
          <table:table-cell table:style-name="ce22" office:value-type="string">
            <text:p><text:span text:style-name="T1">w : </text:span><text:span text:style-name="T1"><text:a xlink:href="https://youtu.be/K8mbMJ4S-RU?t=1219">https://youtu.be/K8mbMJ4S-RU?t=1219</text:a></text:span></text:p>
            <text:p><text:span text:style-name="T1">y : </text:span><text:span text:style-name="T1"><text:a xlink:href="https://youtu.be/K8mbMJ4S-RU?t=1244">https://youtu.be/K8mbMJ4S-RU?t=1244</text:a></text:span></text:p>
            <text:p><text:span text:style-name="T1">z : </text:span><text:span text:style-name="T1"><text:a xlink:href="https://youtu.be/K8mbMJ4S-RU?t=1272">https://youtu.be/K8mbMJ4S-RU?t=1272</text:a></text:span></text:p>
            <text:p><text:span text:style-name="T1">nz : </text:span><text:span text:style-name="T1"><text:a xlink:href="https://youtu.be/K8mbMJ4S-RU?t=1299">https://youtu.be/K8mbMJ4S-RU?t=1299</text:a></text:span></text:p>
          </table:table-cell>
          <table:table-cell table:style-name="ce23" office:value-type="string" table:number-columns-spanned="2" table:number-rows-spanned="1">
            <text:p>n : <text:a xlink:href="https://www.youtube.com/watch?v=q5WgK499V0o">https://www.youtube.com/watch?v=q5WgK499V0o</text:a></text:p>
          </table:table-cell>
          <table:covered-table-cell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11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비가 내렸다. &lt;2&gt; 그다지 강히지 않아. (2) `평평 자리` 앞에 달리던 때 두 마리 모두 옹벽 위에 있었다. (3) 항상 자리에 도착한 때는 크로만 옹벽 위에. &lt;2&gt; 미케는 울타리 안으로 들어가고 울리고 있다. &lt;3&gt; 이윽고 나왔다. (4) 우산 속에서 페이스트, 고체. &lt;2&gt; 고체 도중 크로가 지상에 내려와 싶은 모습. &lt;2&gt; 미케도 내려왔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/>
          <table:table-cell table:style-name="ce3" table:formula="of:=[.B115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5) 지상에서 마사지를 하고 있으면, 무려, 돈이 왔다. &lt;2&gt; 도로 쪽으로 계단 방향으로 걷고 간다. &lt;3&gt; `돈!` 라고 호소 했다. 돈은 좀 떨어진 장소에 앉는다. &lt;4&gt; 더욱 내가 가까워지면 빨리 달리기 시작했다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1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trzynasty października, trzeci tydzień, dziesiąty miesiąc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/>
          <table:table-cell table:style-name="ce3" table:formula="of:=[.B11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dai-kan`. dźwięki nie wychodzili jaśne. (2) `kan` na wyższych dziurach, swoiście, piątej i szóstej, nie jaśnie. (3) półnuty. wczoraj, próbowałem ćwierćnuty. na zakresie `o-tu`-u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/>
          <table:table-cell table:style-name="ce3" table:formula="of:=[.B118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<text:s/>&lt;2&gt; różnice[difference między nimi, tzn., między ćwierćnutami, dotarły[arrived do moich uszu bardziej wyraziście[distinctive niż na wpół[half świadomie[conscious się spodziewałem[expect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/>
          <table:table-cell table:style-name="ce3" table:formula="of:=[.B119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9" office:value-type="string" table:number-columns-spanned="3" table:number-rows-spanned="1">
            <text:p>昨天。星期三。又一次，白天数学。（1）开始关于"情报量"的阅读。某个事件的发生概率。该概率越来小，那就“情报量”越来大。使用发生概率和对数，来算出这个“情报量”。（2）所以，如果说，概率是10百分率，就是说，0.1。(2.1) 那就，情报量是，-log(1/0.1)，那算来，1.0。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3"/>
          <table:table-cell table:style-name="ce3" table:formula="of:=[.B120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южнокорейский политик Ким Дэчжон. Он получил Нобелевскую премию мира в году 2000.</text:p>
          </table:table-cell>
          <table:covered-table-cell table:number-columns-repeated="2" table:style-name="ce23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3"/>
          <table:table-cell table:style-name="ce3" table:formula="of:=[.B121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اربعاء، الثالث عشر من تشرين، الأسبوع الثالث، الشهر العاشر.</text:p>
          </table:table-cell>
          <table:table-cell table:style-name="ce23"/>
          <table:table-cell table:style-name="ce23" office:value-type="string">
            <text:p>it was wednesday, the thirteenth of october, the third week, the tenth month</text:p>
          </table:table-cell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3"/>
          <table:table-cell table:style-name="ce3" table:formula="of:=[.B122]+1" office:value-type="float" office:value="10">
            <text:p>10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چهارشنبه بود، سيزدهم ماه اکتبر، هفته سوم، ماه دهم.</text:p>
          </table:table-cell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3" table:number-columns-repeated="2"/>
          <table:table-cell table:style-name="ce24"/>
          <table:table-cell table:style-name="Default"/>
          <table:table-cell table:style-name="ce24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0-14T12:28:25.25">
            <text:p>1014 <text:s/>1228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0-14T12:28:25.25">
            <text:p>1014 <text:s/>1228</text:p>
          </table:table-cell>
          <table:table-cell table:style-name="ce7" table:formula="of:=NOW()" office:value-type="date" office:date-value="2021-10-14T12:28:28.42">
            <text:p>1014 <text:s/>1228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0-14T12:28:28.42">
            <text:p>1014 <text:s/>1228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4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39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4">2021/10/14</text:date>, <text:time>12:29:1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0-14T12:28:26.69</dc:date>
    <dc:creator>iwabuchi ken</dc:creator>
    <meta:editing-duration>P8DT55M8S</meta:editing-duration>
    <meta:editing-cycles>1167</meta:editing-cycles>
    <meta:generator>OpenOffice/4.1.3$Win32 OpenOffice.org_project/413m1$Build-9783</meta:generator>
    <meta:document-statistic meta:table-count="2" meta:cell-count="1531" meta:object-count="0"/>
  </office:meta>
</office:document-meta>
</file>